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7" style:family="graphic" style:parent-style-name="standard">
      <style:graphic-properties draw:marker-end="Arrow" draw:marker-end-width="0.3cm" draw:fill="solid" draw:fill-color="#e6e6e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1" draw:layer="layout" svg:width="0.635cm" svg:height="0.635cm" svg:x="9.89cm" svg:y="18.7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2" draw:layer="layout" svg:width="0.635cm" svg:height="0.635cm" svg:x="9.89cm" svg:y="16.2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3" draw:layer="layout" svg:width="0.635cm" svg:height="0.635cm" svg:x="9.89cm" svg:y="12.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4" draw:layer="layout" svg:width="0.635cm" svg:height="0.635cm" svg:x="9.89cm" svg:y="9.25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6.248cm" svg:y1="21.158cm" svg:x2="9.89cm" svg:y2="19.097cm" draw:end-shape="id1" draw:end-glue-point="3" svg:d="m6248 21158c2355 0 534-2061 3642-2061">
          <text:p/>
        </draw:connector>
        <draw:connector draw:style-name="gr2" draw:text-style-name="P1" draw:layer="layout" draw:type="curve" draw:line-skew="-0.517cm" svg:x1="9.89cm" svg:y1="19.097cm" svg:x2="9.89cm" svg:y2="16.557cm" draw:start-shape="id1" draw:start-glue-point="3" draw:end-shape="id2" draw:end-glue-point="3" svg:d="m9890 19097c-1528 0-1528-2540 0-2540">
          <text:p/>
        </draw:connector>
        <draw:connector draw:style-name="gr2" draw:text-style-name="P1" draw:layer="layout" draw:type="curve" draw:line-skew="-0.517cm" svg:x1="9.89cm" svg:y1="16.557cm" svg:x2="9.89cm" svg:y2="12.747cm" draw:start-shape="id2" draw:start-glue-point="3" draw:end-shape="id3" draw:end-glue-point="3" svg:d="m9890 16557c-1528 0-1528-3810 0-3810">
          <text:p/>
        </draw:connector>
        <draw:connector draw:style-name="gr2" draw:text-style-name="P1" draw:layer="layout" draw:type="curve" draw:line-skew="-0.517cm" svg:x1="9.89cm" svg:y1="12.747cm" svg:x2="9.89cm" svg:y2="9.572cm" draw:start-shape="id3" draw:start-glue-point="3" draw:end-shape="id4" draw:end-glue-point="3" svg:d="m9890 12747c-1528 0-1528-3175 0-3175">
          <text:p/>
        </draw:connector>
        <draw:g>
          <draw:custom-shape draw:style-name="gr1" draw:text-style-name="P1" draw:layer="layout" svg:width="5.08cm" svg:height="13.335cm" svg:x="9.89cm" svg:y="6.077cm">
            <text:p/>
            <draw:enhanced-geometry svg:viewBox="0 0 21600 21600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line draw:style-name="gr3" draw:text-style-name="P1" draw:layer="layout" svg:x1="14.97cm" svg:y1="16.875cm" svg:x2="9.89cm" svg:y2="16.875cm">
            <text:p/>
          </draw:line>
          <draw:line draw:style-name="gr3" draw:text-style-name="P1" draw:layer="layout" svg:x1="14.97cm" svg:y1="13.065cm" svg:x2="9.89cm" svg:y2="13.065cm">
            <text:p/>
          </draw:line>
          <draw:line draw:style-name="gr3" draw:text-style-name="P1" draw:layer="layout" svg:x1="14.97cm" svg:y1="9.89cm" svg:x2="9.89cm" svg:y2="9.89cm">
            <text:p/>
          </draw:line>
        </draw:g>
        <draw:frame draw:style-name="gr4" draw:layer="layout" svg:width="2.509cm" svg:height="1.673cm" svg:x="3.571cm" svg:y="20.05cm">
          <draw:text-box>
            <text:p>Stack</text:p>
            <text:p>Pointer</text:p>
          </draw:text-box>
        </draw:frame>
        <draw:frame draw:style-name="gr4" draw:text-style-name="P2" draw:layer="layout" svg:width="9.066cm" svg:height="1.195cm" svg:x="7.35cm" svg:y="3.615cm">
          <draw:text-box>
            <text:p text:style-name="P1"><text:span text:style-name="T1">Traditional Call Stack</text:span></text:p>
          </draw:text-box>
        </draw:frame>
        <draw:frame draw:style-name="gr4" draw:text-style-name="P1" draw:layer="layout" svg:width="3.567cm" svg:height="1.673cm" svg:x="10.768cm" svg:y="14.335cm">
          <draw:text-box>
            <text:p text:style-name="P1">Arguments</text:p>
            <text:p text:style-name="P1">locals</text:p>
          </draw:text-box>
        </draw:frame>
      </draw:page>
      <draw:page draw:name="page2" draw:style-name="dp1" draw:master-page-name="Default">
        <draw:custom-shape draw:style-name="gr5" draw:text-style-name="P1" draw:id="id5" draw:layer="layout" svg:width="5.08cm" svg:height="3.175cm" svg:x="5.445cm" svg:y="8.62cm">
          <text:p text:style-name="P1">Arguments</text:p>
          <text:p text:style-name="P1">Locals</text:p>
          <draw:enhanced-geometry svg:viewBox="0 0 21600 21600" draw:type="rectangle" draw:enhanced-path="M 0 0 L 21600 0 21600 21600 0 21600 0 0 Z N"/>
        </draw:custom-shape>
        <draw:custom-shape draw:style-name="gr1" draw:text-style-name="P1" draw:id="id7" draw:layer="layout" svg:width="5.08cm" svg:height="3.175cm" svg:x="4.175cm" svg:y="14.33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id="id6" draw:layer="layout" svg:width="4.445cm" svg:height="1.905cm" svg:x="9.255cm" svg:y="4.806cm">
          <text:p/>
          <draw:enhanced-geometry svg:viewBox="0 0 21600 21600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2" draw:text-style-name="P1" draw:layer="layout" draw:type="curve" svg:x1="7.985cm" svg:y1="8.62cm" svg:x2="11.477cm" svg:y2="6.601cm" draw:start-shape="id5" draw:start-glue-point="0" draw:end-shape="id6" draw:end-glue-point="6" svg:d="m7985 8620c0-1429 3492-420 3492-2019">
          <text:p/>
        </draw:connector>
        <draw:connector draw:style-name="gr2" draw:text-style-name="P1" draw:layer="layout" draw:type="curve" svg:x1="6.715cm" svg:y1="14.335cm" svg:x2="7.985cm" svg:y2="11.795cm" draw:start-shape="id7" draw:start-glue-point="0" draw:end-shape="id5" draw:end-glue-point="2" svg:d="m6715 14335c0-1906 1270-637 1270-2540">
          <text:p/>
        </draw:connector>
        <draw:custom-shape draw:style-name="gr6" draw:text-style-name="P1" draw:id="id8" draw:layer="layout" svg:width="5.08cm" svg:height="2.54cm" svg:x="11.16cm" svg:y="13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id="id9" draw:layer="layout" svg:width="5.08cm" svg:height="3.175cm" svg:x="14.335cm" svg:y="18.145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curve" svg:x1="13.7cm" svg:y1="13.065cm" svg:x2="7.985cm" svg:y2="11.795cm" draw:start-shape="id8" draw:start-glue-point="0" draw:end-shape="id5" draw:end-glue-point="2" svg:d="m13700 13065c0-952-5715-318-5715-1270">
          <text:p/>
        </draw:connector>
        <draw:connector draw:style-name="gr7" draw:text-style-name="P1" draw:layer="layout" draw:type="curve" svg:x1="16.875cm" svg:y1="18.145cm" svg:x2="13.7cm" svg:y2="15.605cm" draw:start-shape="id9" draw:start-glue-point="0" draw:end-shape="id8" draw:end-glue-point="2" svg:d="m16875 18145c0-1905-3175-635-3175-2540">
          <text:p/>
        </draw:connector>
        <draw:frame draw:style-name="gr4" draw:id="id10" draw:layer="layout" svg:width="4.054cm" svg:height="1.673cm" svg:x="3.54cm" svg:y="20.282cm">
          <draw:text-box>
            <text:p>Continuation</text:p>
            <text:p>Pointer</text:p>
          </draw:text-box>
        </draw:frame>
        <draw:connector draw:style-name="gr2" draw:text-style-name="P1" draw:layer="layout" draw:type="curve" svg:x1="5.567cm" svg:y1="20.282cm" svg:x2="6.715cm" svg:y2="17.51cm" draw:start-shape="id10" draw:start-glue-point="0" draw:end-shape="id7" draw:end-glue-point="2" svg:d="m5567 20282c0-2079 1148-693 1148-2772">
          <text:p/>
        </draw:connector>
        <draw:frame draw:style-name="gr4" draw:id="id11" draw:layer="layout" svg:width="1.556cm" svg:height="0.962cm" svg:x="13.414cm" svg:y="23.533cm">
          <draw:text-box>
            <text:p>???</text:p>
          </draw:text-box>
        </draw:frame>
        <draw:connector draw:style-name="gr2" draw:text-style-name="P1" draw:layer="layout" draw:type="curve" svg:x1="14.192cm" svg:y1="23.533cm" svg:x2="16.875cm" svg:y2="21.32cm" draw:start-shape="id11" draw:start-glue-point="0" draw:end-shape="id9" draw:end-glue-point="2" svg:d="m14192 23533c0-1660 2683-554 2683-2213">
          <text:p/>
        </draw:connector>
        <draw:frame draw:style-name="gr4" draw:text-style-name="P3" draw:layer="layout" svg:width="5.815cm" svg:height="1.195cm" svg:x="8.62cm" svg:y="2.905cm">
          <draw:text-box>
            <text:p><text:span text:style-name="T1">Cactus Stack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Bob Miller</meta:initial-creator>
    <meta:creation-date>2010-03-17T22:07:07</meta:creation-date>
    <dc:date>2010-03-17T22:20:40</dc:date>
    <dc:creator>Bob Miller</dc:creator>
    <meta:editing-duration>PT00H12M47S</meta:editing-duration>
    <meta:editing-cycles>2</meta:editing-cycles>
    <meta:generator>OpenOffice.org/3.1$Linux OpenOffice.org_project/310m19$Build-9420</meta:generator>
    <meta:document-statistic meta:object-count="30"/>
  </office:meta>
</office:document-meta>
</file>